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e00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style:font-size-asian="14pt" style:font-size-complex="16pt"/>
    </style:style>
    <style:style style:name="P6" style:family="paragraph" style:parent-style-name="Standard">
      <style:text-properties fo:font-size="16pt" officeooo:paragraph-rsid="0006310e" style:font-size-asian="14pt" style:font-size-complex="16pt"/>
    </style:style>
    <style:style style:name="P7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.198in" fo:margin-right="0.198in" fo:text-indent="0in" style:auto-text-indent="false"/>
      <style:text-properties officeooo:paragraph-rsid="0006310e"/>
    </style:style>
    <style:style style:name="P11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color="#00ae00" fo:font-size="36pt" fo:font-weight="normal" officeooo:paragraph-rsid="0006310e" style:font-size-asian="36pt" style:font-weight-asian="normal" style:font-size-complex="36pt" style:font-weight-complex="normal"/>
    </style:style>
    <style:style style:name="P12" style:family="paragraph" style:parent-style-name="Standard">
      <style:paragraph-properties fo:margin-left="0in" fo:margin-right="0.1866in" fo:text-align="start" style:justify-single-word="false" fo:text-indent="0in" style:auto-text-indent="false"/>
      <style:text-properties officeooo:paragraph-rsid="0006310e"/>
    </style:style>
    <style:style style:name="P13" style:family="paragraph" style:parent-style-name="Standard">
      <style:paragraph-properties fo:margin-left="0in" fo:margin-right="0.1866in" fo:text-align="start" style:justify-single-word="false" fo:text-indent="0in" style:auto-text-indent="false"/>
      <style:text-properties fo:font-size="16pt" officeooo:paragraph-rsid="0006310e" style:font-size-asian="14pt" style:font-size-complex="16pt"/>
    </style:style>
    <style:style style:name="P14" style:family="paragraph" style:parent-style-name="Standard" style:master-page-name="">
      <style:paragraph-properties fo:margin-left="0in" fo:margin-right="0.1866in" fo:text-align="start" style:justify-single-word="false" fo:text-indent="0in" style:auto-text-indent="false" style:page-number="auto"/>
      <style:text-properties fo:font-size="16pt" officeooo:paragraph-rsid="0006310e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310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6310e"/>
    </style:style>
    <style:style style:name="T5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ard18 is ready for use!</text:p>
      <text:p text:style-name="Standard"/>
      <text:p text:style-name="P9">If you play 18xx games via Email using CyberBoard then please consider using BOARD18 for some of your games.</text:p>
      <text:p text:style-name="Standard"/>
      <text:p text:style-name="P3">A BOARD18 game session is used to display the game board and the stock market for an 18xx game. It runs as a web service accessed via <text:s/>a current web browser running on each players computer. Only players who can log in to the game can update the BOARD18 game session for that game. </text:p>
      <text:p text:style-name="P3"/>
      <text:p text:style-name="P6">BOARD18 currently supports <text:span text:style-name="T4">1826, 1830, 1844, 1870, 1880, 18EU, 18KCS, 18QQ and 18SCAN. And more game boxes should be ready very soon.</text:span></text:p>
      <text:p text:style-name="P3"/>
      <text:p text:style-name="P3">The most current release of BOARD18 can be found at <text:span text:style-name="T6">demo2.board18.org</text:span></text:p>
      <text:p text:style-name="P3"><text:span text:style-name="T3">A BOARD18 players guide is at </text:span><text:span text:style-name="T6">wiki.board18.org/w/Player's_Guide_V0.3</text:span></text:p>
      <text:p text:style-name="P4"><text:span text:style-name="T4">And t</text:span>he BOARD18 Project web site is at <text:span text:style-name="T6">board18.org</text:span><text:span text:style-name="T1"> </text:span></text:p>
      <text:p text:style-name="P4"><text:span text:style-name="T1"/></text:p>
      <text:p text:style-name="P7"/>
      <text:p text:style-name="P11">Help wanted for the BOARD18 Open Source Project</text:p>
      <text:p text:style-name="P10"/>
      <text:p text:style-name="P14">If you are looking for a programming or graphics development project that needs your help, then the BOARD18 project may be just what you are looking for. <text:s/>We could really use your help developing and coding BOARD18. Especially if you are familiar with <text:span text:style-name="T4">[or wish to learn] </text:span>HTML5, javascript, jquery or css. We also need graphics designers to help to produce game boxes for various 18xx games.</text:p>
      <text:p text:style-name="P12"/>
      <text:p text:style-name="P13">The Board18 WIKI at <text:span text:style-name="T6">wiki.board18.org </text:span>contains information about the BOARD18 project and about helping to develop BOARD18. </text:p>
      <text:p text:style-name="P12"/>
      <text:p text:style-name="P12"><text:span text:style-name="T7">To join the project contact Rich Price at <text:s/>rich@gandalf.ws or 847 224 887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4-08-08T08:37:09</meta:creation-date>
    <meta:printed-by>Richard Price</meta:printed-by>
    <meta:print-date>2015-04-01T10:47:09.207247741</meta:print-date>
    <dc:date>2015-04-01T10:54:04.316727647</dc:date>
    <dc:creator>Richard Price</dc:creator>
    <meta:editing-duration>PT9M5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1" meta:paragraph-count="11" meta:word-count="232" meta:character-count="1370" meta:non-whitespace-character-count="1143"/>
  </office:meta>
</office:document-meta>
</file>